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size="14pt" fo:language="ru" fo:country="RU" officeooo:rsid="00025b15" officeooo:paragraph-rsid="00025b15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Roboto" fo:font-size="14pt" fo:language="ru" fo:country="RU" officeooo:rsid="00025b15" officeooo:paragraph-rsid="00025b15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Roboto" fo:font-size="14pt" fo:language="ru" fo:country="RU" officeooo:rsid="00025b15" officeooo:paragraph-rsid="00025b15" style:font-size-asian="12.25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Roboto" fo:font-size="14pt" fo:language="ru" fo:country="RU" officeooo:rsid="00025b15" officeooo:paragraph-rsid="00025b15" style:font-size-asian="12.25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Roboto" fo:font-size="14pt" fo:language="ru" fo:country="RU" officeooo:rsid="00030f84" officeooo:paragraph-rsid="00030f84" style:font-size-asian="12.25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Roboto" fo:font-size="14pt" fo:language="ru" fo:country="RU" officeooo:rsid="000435b7" officeooo:paragraph-rsid="000435b7" style:font-size-asian="12.25pt" style:font-size-complex="14pt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</text:p>
      <text:p text:style-name="P1"/>
      <text:list text:style-name="L1">
        <text:list-item>
          <text:p text:style-name="P3">Изучите информацию о задании экзамена в файлах из папки «приложения». </text:p>
        </text:list-item>
        <text:list-item>
          <text:p text:style-name="P3">Используя редактор диаграмм, составьте диаграмму сущность-связь согласно заданию.</text:p>
        </text:list-item>
        <text:list-item>
          <text:p text:style-name="P3">Создайте необходимые объекты базы данных (таблицы). Настройте связи между таблицами. Задайте первичные ключи.</text:p>
        </text:list-item>
        <text:list-item>
          <text:p text:style-name="P3">Выполните импорт данных, используя предоставленные файлы.</text:p>
        </text:list-item>
      </text:list>
      <text:p text:style-name="P2"/>
      <text:p text:style-name="P1">Рекомендации</text:p>
      <text:p text:style-name="P1"/>
      <text:list xml:id="list4242448333" text:style-name="L2">
        <text:list-item>
          <text:p text:style-name="P4">Внимательно изучите файлы с текстом задания.</text:p>
        </text:list-item>
        <text:list-item>
          <text:p text:style-name="P5">Определите центральную сущность и начните проектировать от нее.</text:p>
        </text:list-item>
        <text:list-item>
          <text:p text:style-name="P4">При проектировании корректно укажите все связи между сущностями.</text:p>
        </text:list-item>
        <text:list-item>
          <text:p text:style-name="P5">Помните, что от вас требуется нормализовать базу данных.</text:p>
        </text:list-item>
        <text:list-item>
          <text:p text:style-name="P4">Следуйте правилам именования, используйте английские наименования таблиц и столбцов.</text:p>
        </text:list-item>
        <text:list-item>
          <text:p text:style-name="P4">Тщательно подготовьте данные для импорта, убедитесь, что подготовленные значения не нарушают никаких ограничений. Продумайте порядок импорта данных.</text:p>
        </text:list-item>
        <text:list-item>
          <text:p text:style-name="P6">При импорте данных попробуйте в качестве упражнения использовать импорт данных в <text:span text:style-name="T1">MS Excel </text:span>для получения данных из <text:span text:style-name="T1">XML </text:span>и <text:span text:style-name="T1">JSON </text:span>файлов<text:span text:style-name="T1">.</text:span> Учтите, что в настоящем задании подобные файлы могут содержать большое количество данных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0:53:03.380000000</meta:creation-date>
    <dc:date>2024-04-22T16:46:21.039000000</dc:date>
    <meta:editing-duration>PT27M34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3" meta:word-count="140" meta:character-count="1035" meta:non-whitespace-character-count="917"/>
  </office:meta>
</office:document-meta>
</file>